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3.81cm" svg:x="1.27cm" svg:y="1.27cm">
          <text:p text:style-name="P1">Build Inpu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5.08cm" svg:height="3.81cm" svg:x="7.62cm" svg:y="1.27cm">
          <text:p text:style-name="P1">Cycle Analysis</text:p>
          <text:p text:style-name="P1">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0.16cm" svg:height="3.81cm" svg:x="13.97cm" svg:y="1.27cm">
          <text:p text:style-name="P1">Specific Thrust</text:p>
          <text:p text:style-name="P1">Specific Fuel Consumption</text:p>
          <text:p text:style-name="P1">Updated Input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2" draw:text-style-name="P1" draw:layer="layout" draw:type="line" svg:x1="6.35cm" svg:y1="3.175cm" svg:x2="7.62cm" svg:y2="3.175cm" draw:start-shape="id1" draw:start-glue-point="7" draw:end-shape="id2" draw:end-glue-point="5" svg:d="m6350 3175h1270" svg:viewBox="0 0 1271 1">
          <text:p/>
        </draw:connector>
        <draw:connector draw:style-name="gr2" draw:text-style-name="P1" draw:layer="layout" draw:type="line" svg:x1="12.7cm" svg:y1="3.175cm" svg:x2="13.97cm" svg:y2="3.175cm" draw:start-shape="id2" draw:start-glue-point="7" draw:end-shape="id3" draw:end-glue-point="3" svg:d="m12700 3175h1270" svg:viewBox="0 0 1271 1">
          <text:p/>
        </draw:connector>
        <draw:connector draw:style-name="gr2" draw:text-style-name="P1" draw:layer="layout" draw:line-skew="0.768cm" svg:x1="19.05cm" svg:y1="5.08cm" svg:x2="10.16cm" svg:y2="5.08cm" draw:start-shape="id3" draw:start-glue-point="2" draw:end-shape="id2" draw:end-glue-point="6" svg:d="m19050 5080v1270h-8890v-1270" svg:viewBox="0 0 889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0T13:07:35.977000000</meta:creation-date>
    <dc:date>2016-02-20T13:15:19.218000000</dc:date>
    <meta:editing-duration>P0D</meta:editing-duration>
    <meta:editing-cycles>1</meta:editing-cycles>
    <meta:document-statistic meta:object-count="6"/>
    <meta:generator>LibreOffice/4.1.4.2$Windows_x86 LibreOffice_project/0a0440ccc0227ad9829de5f46be37cfb6edcf72</meta:generator>
  </office:meta>
</office:document-meta>
</file>